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539cm" table:align="left"/>
    </style:style>
    <style:style style:name="Tabla1.A" style:family="table-column">
      <style:table-column-properties style:column-width="4.637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2.346cm"/>
    </style:style>
    <style:style style:name="Tabla1.D" style:family="table-column">
      <style:table-column-properties style:column-width="3.334cm"/>
    </style:style>
    <style:style style:name="Tabla1.1" style:family="table-row">
      <style:table-row-properties style:min-row-height="0cm"/>
    </style:style>
    <style:style style:name="Tabla1.A1" style:family="table-cell">
      <style:table-cell-properties style:vertical-align="middle" fo:padding="0.049cm" fo:border="0.05pt solid #000000"/>
    </style:style>
    <style:style style:name="Tabla1.6" style:family="table-row">
      <style:table-row-properties style:min-row-height="0.254cm"/>
    </style:style>
    <style:style style:name="Tabla1.7" style:family="table-row">
      <style:table-row-properties style:min-row-height="0.198cm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2">
      <style:text-properties style:font-name="Google Sans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ogle Sans Text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ize="10pt" style:font-size-asian="10pt" style:font-size-complex="10pt"/>
    </style:style>
    <style:style style:name="T5" style:family="text">
      <style:text-properties fo:font-style="italic"/>
    </style:style>
    <style:style style:name="T6" style:family="text">
      <style:text-properties officeooo:rsid="0007d5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1. Módulo de Gestión de Usuarios y Seguridad (Auth)</text:h>
      <text:p text:style-name="P6">Estos casos de uso aseguran que solo el personal autorizado acceda a la información.</text:p>
      <text:list text:style-name="L1">
        <text:list-item>
          <text:p text:style-name="P7"><text:span text:style-name="T1">UC-01: Autenticación de Usuario:</text:span> Permitir el ingreso mediante credenciales. El sistema debe devolver un token (JWT) que incluya el rol del usuario.</text:p>
        </text:list-item>
        <text:list-item>
          <text:p text:style-name="P7"><text:span text:style-name="T1">UC-02: Control de Acceso por Roles (RBAC):</text:span> Validar en cada petición al backend si el usuario (Vendedor, Diseñador, Administrador) tiene permisos para ejecutar la acción (ej. solo el Admin puede eliminar órdenes).</text:p>
        </text:list-item>
        <text:list-item>
          <text:p text:style-name="P7"><text:span text:style-name="T1">UC-03: Auditoría de Cambios:</text:span> Registrar en un log cada vez que se intenta modificar una orden, guardando: Usuario, Fecha, Hora y Valor Anterior/Nuevo.</text:p>
        </text:list-item>
      </text:list>
      <text:p text:style-name="Horizontal_20_Line"/>
      <text:h text:style-name="P1" text:outline-level="2">2. Módulo de Gestión de Productos y Precios</text:h>
      <text:list text:style-name="L2">
        <text:list-item>
          <text:p text:style-name="P8"><text:span text:style-name="T1">UC-04: Cálculo Dinámico de Precios:</text:span> Recibir dimensiones (Ancho/Alto) o unidades y el ID del producto para aplicar la fórmula correspondiente:</text:p>
          <text:list>
            <text:list-item>
              <text:p text:style-name="P8"><text:span text:style-name="T5">Fórmula A (Superficie):</text:span> $Ancho \times Alto \times Precio\_m^2$</text:p>
            </text:list-item>
            <text:list-item>
              <text:p text:style-name="P8"><text:span text:style-name="T5">Fórmula B (Unidad):</text:span> $Cantidad \times Precio\_Unitario$</text:p>
            </text:list-item>
          </text:list>
        </text:list-item>
        <text:list-item>
          <text:p text:style-name="P8"><text:span text:style-name="T1">UC-05: Mantenimiento de Catálogo:</text:span> Permitir al Administrador actualizar el "Diccionario de Datos" (precios por $m^2$, precios base de poleras, tazas, etc.).</text:p>
        </text:list-item>
      </text:list>
      <text:p text:style-name="Horizontal_20_Line"/>
      <text:h text:style-name="P1" text:outline-level="2">3. Módulo de Órdenes y Flujo de Trabajo</text:h>
      <text:p text:style-name="P6"><text:span text:style-name="T6">G</text:span>estiona el ciclo de vida del pedido.</text:p>
      <text:list text:style-name="L3">
        <text:list-item>
          <text:p text:style-name="P9"><text:span text:style-name="T1">UC-06: Creación de Orden de Trabajo:</text:span> Registrar el producto, especificaciones técnicas (tallas, colores, medidas), adjuntar archivos de diseño y calcular el presupuesto inicial.</text:p>
        </text:list-item>
        <text:list-item>
          <text:p text:style-name="P9"><text:span text:style-name="T1">UC-07: Gestión de Archivos Pesados:</text:span> Generar una URL de carga segura (preferiblemente hacia un almacenamiento en la nube como AWS S3 o Google Cloud Storage) para archivos TIFF/AI/PDF.</text:p>
        </text:list-item>
        <text:list-item>
          <text:p text:style-name="P9"><text:span text:style-name="T1">UC-08: Cambio de Estado de Pedido:</text:span> Actualizar el estado siguiendo el flujo lineal.</text:p>
          <text:list>
            <text:list-item>
              <text:p text:style-name="P9"><text:soft-page-break/><text:span text:style-name="T5">Regla de Negocio:</text:span> Si el estado es "Diseño Aprobado", el backend debe bloquear cualquier edición en los campos de dimensiones o arte.</text:p>
            </text:list-item>
          </text:list>
        </text:list-item>
        <text:list-item>
          <text:p text:style-name="P9"><text:span text:style-name="T1">UC-09: Consulta de Historial y Notas:</text:span> Permitir añadir comentarios técnicos o notas adicionales en una línea de tiempo para trazabilidad.</text:p>
        </text:list-item>
      </text:list>
      <text:p text:style-name="Horizontal_20_Line"/>
      <text:h text:style-name="P1" text:outline-level="2">4. Módulo de Finanzas y Pagos</text:h>
      <text:list text:style-name="L4">
        <text:list-item>
          <text:p text:style-name="P10"><text:span text:style-name="T1">UC-10: Registro de Transacciones:</text:span> Almacenar pagos parciales (Abonos) y calcular automáticamente el <text:span text:style-name="T1">Saldo Pendiente</text:span>.</text:p>
        </text:list-item>
        <text:list-item>
          <text:p text:style-name="P12"><text:span text:style-name="T3">UC-11: Validación de Entrega:</text:span><text:span text:style-name="T2"> Impedir que el estado cambie a "Entregado" si el </text:span><text:span text:style-name="Source_20_Text"><text:span text:style-name="T2">Saldo Pendiente &gt; 0</text:span></text:span><text:span text:style-name="T2">, a menos que el Administrador autorice mediante un bypass.</text:span></text:p>
        </text:list-item>
        <text:list-item>
          <text:p text:style-name="P10"><text:span text:style-name="T1">UC-12: Gestión de Devoluciones:</text:span> Registrar el retorno de productos y ajustar el estado financiero de la orden.</text:p>
        </text:list-item>
      </text:list>
      <text:p text:style-name="Horizontal_20_Line"/>
      <text:h text:style-name="P1" text:outline-level="2">5. Módulo de Alertas y Notificaciones</text:h>
      <text:list text:style-name="L5">
        <text:list-item>
          <text:p text:style-name="P11"><text:span text:style-name="T1">UC-13: Semáforo de Alerta (Background Job):</text:span> Un proceso automático que se ejecuta diariamente para identificar órdenes que lleven 5 días hábiles sin pasar a "Listo para Entrega" y marcarlas con prioridad alta (ROJO).</text:p>
        </text:list-item>
        <text:list-item>
          <text:p text:style-name="P11"><text:span text:style-name="T1">UC-14: Notificaciones Externas:</text:span> Disparar webhooks o servicios de mensajería (Email/WhatsApp) cuando el estado cambie a "Listo para Entrega" o "Revisión Cliente".</text:p>
        </text:list-item>
      </text:list>
      <text:p text:style-name="Horizontal_20_Line"/>
      <text:h text:style-name="P1" text:outline-level="2">Matriz de Permisos (Resumen de Backend)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a1.1">
            <table:table-cell table:style-name="Tabla1.A1" office:value-type="string">
              <text:p text:style-name="P5"><text:span text:style-name="Strong_20_Emphasis"><text:span text:style-name="T4">Acción</text:span></text:span></text:p>
            </table:table-cell>
            <table:table-cell table:style-name="Tabla1.A1" office:value-type="string">
              <text:p text:style-name="P5"><text:span text:style-name="Strong_20_Emphasis"><text:span text:style-name="T4">Vendedor</text:span></text:span></text:p>
            </table:table-cell>
            <table:table-cell table:style-name="Tabla1.A1" office:value-type="string">
              <text:p text:style-name="P5"><text:span text:style-name="Strong_20_Emphasis"><text:span text:style-name="T4">Diseñador</text:span></text:span></text:p>
            </table:table-cell>
            <table:table-cell table:style-name="Tabla1.A1" office:value-type="string">
              <text:p text:style-name="P5"><text:span text:style-name="Strong_20_Emphasis"><text:span text:style-name="T4">Administrador</text:span>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3">Crear Orden</text:p>
          </table:table-cell>
          <table:table-cell table:style-name="Tabla1.A1" office:value-type="string">
            <text:p text:style-name="P4">✅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3">Subir Diseños</text:p>
          </table:table-cell>
          <table:table-cell table:style-name="Tabla1.A1" office:value-type="string">
            <text:p text:style-name="P4">✅</text:p>
          </table:table-cell>
          <table:table-cell table:style-name="Tabla1.A1" office:value-type="string">
            <text:p text:style-name="P4">✅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3">Cambiar a "Aprobado"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✅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1">
          <table:table-cell table:style-name="Tabla1.A1" office:value-type="string">
            <text:p text:style-name="P3">Modificar Precios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6">
          <table:table-cell table:style-name="Tabla1.A1" office:value-type="string">
            <text:p text:style-name="P3">Eliminar/Editar Orden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✅</text:p>
          </table:table-cell>
        </table:table-row>
        <table:table-row table:style-name="Tabla1.7">
          <table:table-cell table:style-name="Tabla1.A1" office:value-type="string">
            <text:p text:style-name="P3">Registrar Pagos</text:p>
          </table:table-cell>
          <table:table-cell table:style-name="Tabla1.A1" office:value-type="string">
            <text:p text:style-name="P4">✅</text:p>
          </table:table-cell>
          <table:table-cell table:style-name="Tabla1.A1" office:value-type="string">
            <text:p text:style-name="P4">❌</text:p>
          </table:table-cell>
          <table:table-cell table:style-name="Tabla1.A1" office:value-type="string">
            <text:p text:style-name="P4">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1:15:04.849049694</meta:creation-date>
    <dc:date>2025-12-29T21:28:21.529255328</dc:date>
    <meta:editing-duration>PT3M2S</meta:editing-duration>
    <meta:editing-cycles>1</meta:editing-cycles>
    <meta:document-statistic meta:table-count="1" meta:image-count="0" meta:object-count="0" meta:page-count="2" meta:paragraph-count="53" meta:word-count="465" meta:character-count="2912" meta:non-whitespace-character-count="2517"/>
    <meta:generator>LibreOffice/24.2.7.2$Linux_X86_64 LibreOffice_project/420$Build-2</meta:generator>
  </office:meta>
</office:document-meta>
</file>